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E0000005E4FF81E94.png" manifest:media-type="image/png"/>
  <manifest:file-entry manifest:full-path="Pictures/100000000000005E0000005E1CC1C341.png" manifest:media-type="image/png"/>
  <manifest:file-entry manifest:full-path="Pictures/100000000000005E0000005E47394922.png" manifest:media-type="image/png"/>
  <manifest:file-entry manifest:full-path="Pictures/100000000000005E0000005E1885C8B6.png" manifest:media-type="image/png"/>
  <manifest:file-entry manifest:full-path="Pictures/100000000000005E0000005E60E90F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gradient" draw:fill-gradient-name="Tango_20_Blue" draw:textarea-horizontal-align="justify" draw:textarea-vertical-align="middle" draw:auto-grow-height="false" fo:min-height="3.688cm" fo:min-width="3.247cm"/>
    </style:style>
    <style:style style:name="gr2" style:family="graphic" style:parent-style-name="standard">
      <style:graphic-properties draw:fill="gradient" draw:fill-gradient-name="Tango_20_Gray" draw:gradient-step-count="12" draw:textarea-horizontal-align="justify" draw:textarea-vertical-align="middle" draw:auto-grow-height="false" fo:min-height="10.228cm" fo:min-width="10.296cm"/>
    </style:style>
    <style:style style:name="gr3" style:family="graphic" style:parent-style-name="standard">
      <style:graphic-properties draw:fill="bitmap" draw:fill-image-name="Wet" draw:textarea-horizontal-align="justify" draw:textarea-vertical-align="middle" draw:auto-grow-height="false" fo:min-height="1.494cm" fo:min-width="4.327cm"/>
    </style:style>
    <style:style style:name="gr4" style:family="graphic" style:parent-style-name="standard">
      <style:graphic-properties draw:fill="bitmap" draw:fill-image-name="Space" draw:textarea-horizontal-align="justify" draw:textarea-vertical-align="middle" draw:auto-grow-height="false" fo:min-height="2.291cm" fo:min-width="2.919cm"/>
    </style:style>
    <style:style style:name="gr5" style:family="graphic" style:parent-style-name="standard">
      <style:graphic-properties draw:fill="bitmap" draw:fill-image-name="Marble" draw:textarea-horizontal-align="justify" draw:textarea-vertical-align="middle" draw:auto-grow-height="false" fo:min-height="2.798cm" fo:min-width="3.945cm"/>
    </style:style>
    <style:style style:name="gr6" style:family="graphic" style:parent-style-name="objectwithoutfill">
      <style:graphic-properties draw:stroke="solid" draw:stroke-dash="Ultrafine_20_Dashed" svg:stroke-width="0.102cm" svg:stroke-color="#66ff00" draw:marker-start="Arrow" draw:marker-start-width="0.452cm" draw:marker-end="Arrow" draw:marker-end-width="0.452cm" draw:fill="solid" draw:fill-color="#009900" draw:textarea-vertical-align="middle" fo:padding-top="0.175cm" fo:padding-bottom="0.175cm" fo:padding-left="0.3cm" fo:padding-right="0.3cm"/>
    </style:style>
    <style:style style:name="gr7" style:family="graphic" style:parent-style-name="objectwithoutfill">
      <style:graphic-properties draw:stroke="solid" draw:stroke-dash="Ultrafine_20_Dashed" svg:stroke-width="0.102cm" svg:stroke-color="#66ff00" draw:marker-start="Arrow" draw:marker-start-width="0.452cm" draw:marker-end="Arrow" draw:marker-end-width="0.452cm" draw:fill="none" draw:textarea-vertical-align="middle" fo:padding-top="0.175cm" fo:padding-bottom="0.175cm" fo:padding-left="0.3cm" fo:padding-right="0.3cm"/>
    </style:style>
    <style:style style:name="gr8" style:family="graphic" style:parent-style-name="objectwithoutfill">
      <style:graphic-properties draw:marker-start="Arrow" draw:marker-end="Arrow" draw:marker-end-width="0.3cm" draw:fill="none" draw:textarea-vertical-align="middle"/>
    </style:style>
    <style:style style:name="gr9" style:family="graphic" style:parent-style-name="objectwithoutfill">
      <style:graphic-properties draw:stroke="dash" draw:stroke-dash="Ultrafine_20_Dashed" draw:marker-start="Arrow" draw:marker-end="Arrow" draw:marker-end-width="0.3cm" draw:fill="none" draw:textarea-vertical-align="middle"/>
    </style:style>
    <style:style style:name="gr10" style:family="graphic" style:parent-style-name="standard">
      <style:graphic-properties draw:fill="bitmap" draw:fill-color="#99ffff" draw:fill-image-name="Sky" draw:textarea-horizontal-align="justify" draw:textarea-vertical-align="middle" draw:auto-grow-height="false" fo:min-height="1.83cm" fo:min-width="3.732cm" fo:wrap-option="no-wrap"/>
    </style:style>
    <style:style style:name="gr11" style:family="graphic" style:parent-style-name="standard">
      <style:graphic-properties draw:fill="bitmap" draw:fill-image-name="Red_20_Wall" draw:textarea-horizontal-align="justify" draw:textarea-vertical-align="middle" draw:auto-grow-height="false" fo:min-height="1.402cm" fo:min-width="1.343cm"/>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fill="solid" draw:fill-color="#eeeeee" draw:textarea-horizontal-align="justify" draw:textarea-vertical-align="middle" draw:auto-grow-height="false" fo:min-height="2.036cm" fo:min-width="5.342cm"/>
    </style:style>
    <style:style style:name="gr14" style:family="graphic" style:parent-style-name="objectwithoutfill">
      <style:graphic-properties svg:stroke-color="#66ff00" draw:marker-start="Arrow" draw:marker-start-width="0.3cm" draw:marker-end="Arrow" draw:marker-end-width="0.3cm" draw:fill="none" draw:textarea-vertical-align="middle"/>
    </style:style>
    <style:style style:name="gr15" style:family="graphic" style:parent-style-name="objectwithoutfill">
      <style:graphic-properties svg:stroke-color="#ff0000" draw:marker-start="" draw:marker-start-width="0.3cm" draw:marker-end="Arrow" draw:marker-end-width="0.3cm" draw:fill="none" draw:textarea-vertical-align="middle"/>
    </style:style>
    <style:style style:name="gr16" style:family="graphic" style:parent-style-name="standard">
      <style:graphic-properties draw:fill-color="#eeeeee" draw:textarea-horizontal-align="justify" draw:textarea-vertical-align="middle" draw:auto-grow-height="false" fo:min-height="2.036cm" fo:min-width="5.342cm"/>
    </style:style>
    <style:style style:name="gr17" style:family="graphic" style:parent-style-name="objectwithoutfill">
      <style:graphic-properties svg:stroke-color="#ff0000" draw:marker-end="Arrow" draw:marker-end-width="0.3cm" draw:fill="none" draw:textarea-vertical-align="middle"/>
    </style:style>
    <style:style style:name="gr18" style:family="graphic" style:parent-style-name="objectwithoutfill">
      <style:graphic-properties svg:stroke-width="0cm" svg:stroke-color="#ff0000" draw:marker-start-width="0.199cm" draw:marker-end="Arrow" draw:marker-end-width="0.299cm" draw:fill="none" draw:textarea-vertical-align="middle" fo:padding-top="0.124cm" fo:padding-bottom="0.124cm" fo:padding-left="0.249cm" fo:padding-right="0.249cm"/>
    </style:style>
    <style:style style:name="gr19" style:family="graphic" style:parent-style-name="objectwithoutfill">
      <style:graphic-properties draw:stroke="dash" draw:stroke-dash="Ultrafine_20_Dashed" draw:marker-start="Arrow" draw:marker-start-width="0.3cm" draw:marker-end="Arrow" draw:marker-end-width="0.3cm" draw:fill="none" draw:textarea-vertical-align="middle"/>
    </style:style>
    <style:style style:name="gr20" style:family="graphic" style:parent-style-name="standard">
      <style:graphic-properties draw:textarea-horizontal-align="justify" draw:textarea-vertical-align="middle" draw:auto-grow-height="false" fo:min-height="0.893cm" fo:min-width="2.929cm"/>
    </style:style>
    <style:style style:name="gr21" style:family="graphic" style:parent-style-name="standard">
      <style:graphic-properties draw:fill="bitmap" draw:fill-image-name="Marble" draw:textarea-horizontal-align="justify" draw:textarea-vertical-align="middle" draw:auto-grow-height="false" fo:min-height="2.207cm" fo:min-width="5.843cm"/>
    </style:style>
    <style:style style:name="gr22" style:family="graphic" style:parent-style-name="standard">
      <style:graphic-properties draw:fill="bitmap" draw:fill-image-name="Marble" draw:textarea-horizontal-align="justify" draw:textarea-vertical-align="middle" draw:auto-grow-height="false" fo:min-height="1.19cm" fo:min-width="3.219cm"/>
    </style:style>
    <style:style style:name="gr23" style:family="graphic" style:parent-style-name="standard">
      <style:graphic-properties svg:stroke-color="#000000" draw:fill="bitmap" draw:fill-color="#dddddd" draw:gradient-step-count="5" draw:fill-image-name="Space" draw:textarea-horizontal-align="justify" draw:textarea-vertical-align="middle" draw:auto-grow-height="false" fo:min-height="0.893cm" fo:min-width="2.802cm"/>
    </style:style>
    <style:style style:name="gr24" style:family="graphic" style:parent-style-name="standard">
      <style:graphic-properties draw:fill="bitmap" draw:fill-image-name="Marble" draw:textarea-horizontal-align="justify" draw:textarea-vertical-align="middle" draw:auto-grow-height="false" fo:min-height="2.712cm" fo:min-width="4.421cm"/>
    </style:style>
    <style:style style:name="gr25" style:family="graphic" style:parent-style-name="standard">
      <style:graphic-properties svg:stroke-color="#000000" draw:fill="bitmap" draw:fill-color="#dddddd" draw:gradient-step-count="5" draw:fill-image-name="Space" draw:textarea-horizontal-align="justify" draw:textarea-vertical-align="middle" draw:auto-grow-height="false" fo:min-height="1.275cm" fo:min-width="4.968cm"/>
    </style:style>
    <style:style style:name="gr26" style:family="graphic" style:parent-style-name="standard">
      <style:graphic-properties svg:stroke-color="#000000" draw:fill="bitmap" draw:fill-color="#dddddd" draw:gradient-step-count="5" draw:fill-image-name="Space" draw:textarea-horizontal-align="justify" draw:textarea-vertical-align="middle" draw:auto-grow-height="false" fo:min-height="1.1cm" fo:min-width="1.646cm"/>
    </style:style>
    <style:style style:name="gr27" style:family="graphic" style:parent-style-name="standard">
      <style:graphic-properties draw:textarea-horizontal-align="justify" draw:textarea-vertical-align="middle" draw:auto-grow-height="false" fo:min-height="0.639cm" fo:min-width="2.04cm"/>
    </style:style>
    <style:style style:name="gr28" style:family="graphic" style:parent-style-name="standard">
      <style:graphic-properties draw:fill="bitmap" draw:fill-image-name="Marble" draw:textarea-horizontal-align="justify" draw:textarea-vertical-align="middle" draw:auto-grow-height="false" fo:min-height="0.766cm" fo:min-width="2.421cm"/>
    </style:style>
    <style:style style:name="gr29" style:family="graphic" style:parent-style-name="standard">
      <style:graphic-properties draw:fill="bitmap" draw:fill-image-name="Marble" draw:textarea-horizontal-align="justify" draw:textarea-vertical-align="middle" draw:auto-grow-height="false" fo:min-height="0.639cm" fo:min-width="4.072cm"/>
    </style:style>
    <style:style style:name="gr30" style:family="graphic" style:parent-style-name="standard">
      <style:graphic-properties draw:fill="bitmap" draw:fill-image-name="Marble" draw:textarea-horizontal-align="justify" draw:textarea-vertical-align="middle" draw:auto-grow-height="false" fo:min-height="0.766cm" fo:min-width="4.707cm"/>
    </style:style>
    <style:style style:name="gr31" style:family="graphic" style:parent-style-name="objectwithoutfill">
      <style:graphic-properties draw:marker-end="Arrow" draw:marker-end-width="0.3cm" draw:fill="bitmap" draw:fill-image-name="Marble" draw:textarea-vertical-align="middle"/>
    </style:style>
    <style:style style:name="gr32" style:family="graphic" style:parent-style-name="standard">
      <style:graphic-properties draw:fill="bitmap" draw:fill-image-name="Marble" draw:textarea-horizontal-align="justify" draw:textarea-vertical-align="middle" draw:auto-grow-height="false" fo:min-height="2.202cm" fo:min-width="5.425cm"/>
    </style:style>
    <style:style style:name="gr33" style:family="graphic" style:parent-style-name="standard">
      <style:graphic-properties draw:fill="bitmap" draw:fill-image-name="Marble" draw:textarea-horizontal-align="justify" draw:textarea-vertical-align="middle" draw:auto-grow-height="false" fo:min-height="1.02cm" fo:min-width="3.818cm"/>
    </style:style>
    <style:style style:name="gr34" style:family="graphic" style:parent-style-name="standard">
      <style:graphic-properties draw:fill="bitmap" draw:fill-image-name="Marble" draw:textarea-horizontal-align="justify" draw:textarea-vertical-align="middle" draw:auto-grow-height="false" fo:min-height="1.181cm" fo:min-width="7.059cm"/>
    </style:style>
    <style:style style:name="gr35" style:family="graphic" style:parent-style-name="standard">
      <style:graphic-properties draw:fill="bitmap" draw:fill-image-name="Marble" draw:textarea-horizontal-align="justify" draw:textarea-vertical-align="middle" draw:auto-grow-height="false" fo:min-height="0.875cm" fo:min-width="8.693cm"/>
    </style:style>
    <style:style style:name="gr36" style:family="graphic" style:parent-style-name="objectwithoutfill">
      <style:graphic-properties draw:fill="none" draw:textarea-vertical-align="middle"/>
    </style:style>
    <style:style style:name="gr37" style:family="graphic" style:parent-style-name="objectwithoutfill">
      <style:graphic-properties draw:fill="bitmap" draw:fill-image-name="Marble" draw:textarea-vertical-align="middle"/>
    </style:style>
    <style:style style:name="gr38" style:family="graphic" style:parent-style-name="objectwithoutfill">
      <style:graphic-properties svg:stroke-color="#000000" draw:fill="solid" draw:fill-color="#dddddd" draw:gradient-step-count="5" draw:textarea-vertical-align="middle"/>
    </style:style>
    <style:style style:name="gr39" style:family="graphic" style:parent-style-name="objectwithoutfill">
      <style:graphic-properties svg:stroke-color="#000000" draw:fill="bitmap" draw:fill-color="#dddddd" draw:gradient-step-count="5" draw:fill-image-name="Space" draw:textarea-vertical-align="middle"/>
    </style:style>
    <style:style style:name="gr40" style:family="graphic" style:parent-style-name="standard">
      <style:graphic-properties draw:fill="bitmap" draw:fill-image-name="Wet" draw:textarea-horizontal-align="justify" draw:textarea-vertical-align="middle" draw:auto-grow-height="false" fo:min-height="1.147cm" fo:min-width="2.548cm"/>
    </style:style>
    <style:style style:name="gr41" style:family="graphic" style:parent-style-name="standard">
      <style:graphic-properties draw:fill="bitmap" draw:fill-image-name="Wet" draw:textarea-horizontal-align="justify" draw:textarea-vertical-align="middle" draw:auto-grow-height="false" fo:min-height="0.773cm" fo:min-width="6.242cm"/>
    </style:style>
    <style:style style:name="gr42" style:family="graphic" style:parent-style-name="standard">
      <style:graphic-properties draw:fill="bitmap" draw:fill-image-name="Wet" draw:textarea-horizontal-align="justify" draw:textarea-vertical-align="middle" draw:auto-grow-height="false" fo:min-height="0.766cm" fo:min-width="2.294cm"/>
    </style:style>
    <style:style style:name="gr43" style:family="graphic" style:parent-style-name="standard">
      <style:graphic-properties draw:fill="bitmap" draw:fill-image-name="Wet" draw:textarea-horizontal-align="justify" draw:textarea-vertical-align="middle" draw:auto-grow-height="false" fo:min-height="0.773cm" fo:min-width="2.769cm"/>
    </style:style>
    <style:style style:name="gr44" style:family="graphic" style:parent-style-name="objectwithoutfill">
      <style:graphic-properties draw:fill="bitmap" draw:fill-image-name="Wet" draw:textarea-vertical-align="middle"/>
    </style:style>
    <style:style style:name="gr45" style:family="graphic" style:parent-style-name="standard">
      <style:graphic-properties draw:fill="bitmap" draw:fill-image-name="Marble" draw:textarea-horizontal-align="justify" draw:textarea-vertical-align="middle" draw:auto-grow-height="false" fo:min-height="1.401cm" fo:min-width="2.929cm"/>
    </style:style>
    <style:style style:name="gr46" style:family="graphic" style:parent-style-name="standard">
      <style:graphic-properties svg:stroke-color="#000000" draw:fill="bitmap" draw:fill-color="#dddddd" draw:gradient-step-count="5" draw:fill-image-name="Space" draw:textarea-horizontal-align="justify" draw:textarea-vertical-align="middle" draw:auto-grow-height="false" fo:min-height="2.207cm" fo:min-width="5.272cm"/>
    </style:style>
    <style:style style:name="gr47" style:family="graphic" style:parent-style-name="standard">
      <style:graphic-properties draw:textarea-horizontal-align="justify" draw:textarea-vertical-align="middle" draw:auto-grow-height="false" fo:min-height="4.749cm" fo:min-width="2.344cm"/>
    </style:style>
    <style:style style:name="gr48" style:family="graphic" style:parent-style-name="standard">
      <style:graphic-properties draw:fill="gradient" draw:fill-gradient-name="Tango_20_Orange" draw:textarea-horizontal-align="justify" draw:textarea-vertical-align="middle" draw:auto-grow-height="false" fo:min-height="0.893cm" fo:min-width="4.58cm"/>
    </style:style>
    <style:style style:name="gr49" style:family="graphic" style:parent-style-name="standard">
      <style:graphic-properties draw:textarea-horizontal-align="justify" draw:textarea-vertical-align="middle" draw:auto-grow-height="false" fo:min-height="2.163cm" fo:min-width="12.835cm"/>
    </style:style>
    <style:style style:name="gr50" style:family="graphic" style:parent-style-name="standard">
      <style:graphic-properties draw:textarea-horizontal-align="justify" draw:textarea-vertical-align="middle" draw:auto-grow-height="false" fo:min-height="2.038cm" fo:min-width="3.437cm"/>
    </style:style>
    <style:style style:name="gr51" style:family="graphic" style:parent-style-name="standard">
      <style:graphic-properties draw:textarea-horizontal-align="justify" draw:textarea-vertical-align="middle" draw:auto-grow-height="false" fo:min-height="2.29cm" fo:min-width="1.786cm"/>
    </style:style>
    <style:style style:name="gr52" style:family="graphic" style:parent-style-name="standard">
      <style:graphic-properties draw:textarea-horizontal-align="justify" draw:textarea-vertical-align="middle" draw:auto-grow-height="false" fo:min-height="1.079cm" fo:min-width="4.812cm"/>
    </style:style>
    <style:style style:name="gr53" style:family="graphic" style:parent-style-name="objectwithoutfill">
      <style:graphic-properties draw:fill="none" draw:textarea-vertical-align="middle"/>
    </style:style>
    <style:style style:name="gr54" style:family="graphic" style:parent-style-name="standard">
      <style:graphic-properties draw:fill="bitmap" draw:fill-image-name="Marble" draw:textarea-horizontal-align="justify" draw:textarea-vertical-align="middle" draw:auto-grow-height="false" fo:min-height="1.147cm" fo:min-width="2.675cm"/>
    </style:style>
    <style:style style:name="gr55" style:family="graphic" style:parent-style-name="standard">
      <style:graphic-properties draw:fill="bitmap" draw:fill-image-name="Marble" draw:textarea-horizontal-align="justify" draw:textarea-vertical-align="middle" draw:auto-grow-height="false" fo:min-height="1.401cm" fo:min-width="1.386cm"/>
    </style:style>
    <style:style style:name="gr56" style:family="graphic" style:parent-style-name="standard">
      <style:graphic-properties draw:fill="bitmap" draw:fill-image-name="Marble" draw:textarea-horizontal-align="justify" draw:textarea-vertical-align="middle" draw:auto-grow-height="false" fo:min-height="1.401cm" fo:min-width="1.913cm"/>
    </style:style>
    <style:style style:name="gr57" style:family="graphic" style:parent-style-name="standard">
      <style:graphic-properties draw:fill="bitmap" draw:fill-image-name="Marble" draw:textarea-horizontal-align="justify" draw:textarea-vertical-align="middle" draw:auto-grow-height="false" fo:min-height="1.655cm" fo:min-width="2.382cm"/>
    </style:style>
    <style:style style:name="gr58" style:family="graphic" style:parent-style-name="standard">
      <style:graphic-properties draw:fill="bitmap" draw:fill-image-name="Marble" draw:textarea-horizontal-align="justify" draw:textarea-vertical-align="middle" draw:auto-grow-height="false" fo:min-height="1.692cm" fo:min-width="3.076cm"/>
    </style:style>
    <style:style style:name="gr59" style:family="graphic" style:parent-style-name="standard">
      <style:graphic-properties draw:fill="bitmap" draw:fill-image-name="Marble" draw:textarea-horizontal-align="justify" draw:textarea-vertical-align="middle" draw:auto-grow-height="false" fo:min-height="2.815cm" fo:min-width="7.059cm"/>
    </style:style>
    <style:style style:name="gr60" style:family="graphic" style:parent-style-name="standard">
      <style:graphic-properties draw:fill="bitmap" draw:fill-image-name="Marble" draw:textarea-horizontal-align="justify" draw:textarea-vertical-align="middle" draw:auto-grow-height="false" fo:min-height="1.385cm" fo:min-width="4.71cm"/>
    </style:style>
    <style:style style:name="gr61" style:family="graphic" style:parent-style-name="standard">
      <style:graphic-properties draw:textarea-horizontal-align="justify" draw:textarea-vertical-align="middle" draw:auto-grow-height="false" fo:min-height="1.528cm" fo:min-width="3.056cm"/>
    </style:style>
    <style:style style:name="gr62" style:family="graphic" style:parent-style-name="standard">
      <style:graphic-properties draw:textarea-horizontal-align="justify" draw:textarea-vertical-align="middle" draw:auto-grow-height="false" fo:min-height="0.893cm" fo:min-width="4.58cm"/>
    </style:style>
    <style:style style:name="P1" style:family="paragraph">
      <style:paragraph-properties fo:text-align="center"/>
    </style:style>
    <style:style style:name="P2" style:family="paragraph">
      <loext:graphic-properties draw:fill="gradient" draw:fill-gradient-name="Tango_20_Blue"/>
      <style:paragraph-properties fo:text-align="center"/>
      <style:text-properties fo:font-style="normal"/>
    </style:style>
    <style:style style:name="P3" style:family="paragraph">
      <loext:graphic-properties draw:fill="gradient" draw:fill-gradient-name="Tango_20_Gray" draw:gradient-step-count="12"/>
      <style:paragraph-properties fo:text-align="center"/>
      <style:text-properties fo:font-style="normal"/>
    </style:style>
    <style:style style:name="P4" style:family="paragraph">
      <loext:graphic-properties draw:fill="bitmap" draw:fill-image-name="Wet"/>
      <style:paragraph-properties fo:text-align="center"/>
      <style:text-properties fo:font-style="normal" style:font-style-asian="normal" style:font-style-complex="normal"/>
    </style:style>
    <style:style style:name="P5" style:family="paragraph">
      <loext:graphic-properties draw:fill="bitmap" draw:fill-image-name="Space"/>
      <style:paragraph-properties fo:text-align="center"/>
      <style:text-properties fo:font-style="normal"/>
    </style:style>
    <style:style style:name="P6" style:family="paragraph">
      <loext:graphic-properties draw:fill="bitmap" draw:fill-image-name="Marble"/>
      <style:paragraph-properties fo:text-align="center"/>
      <style:text-properties fo:font-style="normal"/>
    </style:style>
    <style:style style:name="P7" style:family="paragraph">
      <loext:graphic-properties draw:fill="solid" draw:fill-color="#009900"/>
      <style:paragraph-properties fo:text-align="center"/>
      <style:text-properties fo:font-style="normal"/>
    </style:style>
    <style:style style:name="P8" style:family="paragraph">
      <loext:graphic-properties draw:fill="none"/>
      <style:paragraph-properties fo:text-align="center"/>
      <style:text-properties fo:font-style="normal"/>
    </style:style>
    <style:style style:name="P9" style:family="paragraph">
      <loext:graphic-properties draw:fill="bitmap" draw:fill-color="#99ffff" draw:fill-image-name="Sky"/>
      <style:paragraph-properties fo:text-align="center"/>
      <style:text-properties fo:font-style="normal"/>
    </style:style>
    <style:style style:name="P10" style:family="paragraph">
      <loext:graphic-properties draw:fill="bitmap" draw:fill-image-name="Red_20_Wall"/>
      <style:paragraph-properties fo:text-align="center"/>
      <style:text-properties fo:color="#000000" style:text-outline="true" fo:font-size="18pt" fo:font-style="normal" fo:font-weight="bold" style:font-size-asian="18pt" style:font-weight-asian="bold" style:font-size-complex="18pt" style:font-weight-complex="600"/>
    </style:style>
    <style:style style:name="P11" style:family="paragraph">
      <loext:graphic-properties draw:fill="bitmap" draw:fill-image-name="Red_20_Wall"/>
      <style:paragraph-properties fo:text-align="center"/>
      <style:text-properties fo:color="#000000" style:text-outline="true" fo:font-style="normal" fo:font-weight="bold" style:font-weight-asian="bold" style:font-weight-complex="bold"/>
    </style:style>
    <style:style style:name="P12" style:family="paragraph">
      <loext:graphic-properties draw:fill="none"/>
      <style:paragraph-properties fo:text-align="center"/>
      <style:text-properties fo:font-style="italic"/>
    </style:style>
    <style:style style:name="P13" style:family="paragraph">
      <loext:graphic-properties draw:fill="none"/>
      <style:paragraph-properties fo:text-align="center"/>
    </style:style>
    <style:style style:name="P14" style:family="paragraph">
      <loext:graphic-properties draw:fill="solid" draw:fill-color="#eeeeee"/>
      <style:paragraph-properties fo:text-align="center"/>
    </style:style>
    <style:style style:name="P15" style:family="paragraph">
      <loext:graphic-properties draw:fill-color="#eeeeee"/>
      <style:paragraph-properties fo:text-align="center"/>
    </style:style>
    <style:style style:name="P16" style:family="paragraph">
      <style:paragraph-properties fo:text-align="center"/>
      <style:text-properties fo:font-size="18pt"/>
    </style:style>
    <style:style style:name="P17" style:family="paragraph">
      <loext:graphic-properties draw:fill="bitmap" draw:fill-image-name="Marble"/>
      <style:paragraph-properties fo:text-align="center"/>
      <style:text-properties fo:color="#009900" fo:font-size="18pt"/>
    </style:style>
    <style:style style:name="P18" style:family="paragraph">
      <loext:graphic-properties draw:fill="bitmap" draw:fill-color="#dddddd" draw:gradient-step-count="5" draw:fill-image-name="Space"/>
      <style:paragraph-properties fo:text-align="center"/>
      <style:text-properties fo:color="#ff3333" style:text-outline="true" fo:font-size="18pt" fo:font-weight="normal" style:font-size-asian="18pt" style:font-size-complex="18pt"/>
    </style:style>
    <style:style style:name="P19" style:family="paragraph">
      <loext:graphic-properties draw:fill="bitmap" draw:fill-image-name="Marble"/>
      <style:paragraph-properties fo:text-align="center"/>
      <style:text-properties fo:color="#0066ff" fo:font-size="18pt"/>
    </style:style>
    <style:style style:name="P20" style:family="paragraph">
      <loext:graphic-properties draw:fill="bitmap" draw:fill-image-name="Marble"/>
      <style:paragraph-properties fo:text-align="center"/>
      <style:text-properties fo:color="#0066ff" fo:font-size="18pt" fo:font-style="normal" style:font-size-asian="18pt" style:font-style-asian="normal" style:font-size-complex="18pt" style:font-style-complex="normal"/>
    </style:style>
    <style:style style:name="P21" style:family="paragraph">
      <loext:graphic-properties draw:fill="bitmap" draw:fill-image-name="Marble"/>
      <style:paragraph-properties fo:text-align="center"/>
      <style:text-properties fo:color="#0066ff" fo:font-size="18pt" style:font-size-asian="18pt" style:font-size-complex="18pt"/>
    </style:style>
    <style:style style:name="P22" style:family="paragraph">
      <loext:graphic-properties draw:fill="bitmap" draw:fill-image-name="Marble"/>
      <style:paragraph-properties fo:text-align="center"/>
      <style:text-properties fo:color="#0066ff" fo:font-size="18pt" fo:font-style="italic" style:font-size-asian="18pt" style:font-style-asian="italic" style:font-size-complex="18pt" style:font-style-complex="italic"/>
    </style:style>
    <style:style style:name="P23" style:family="paragraph">
      <loext:graphic-properties draw:fill="bitmap" draw:fill-image-name="Marble"/>
      <style:paragraph-properties fo:text-align="center"/>
    </style:style>
    <style:style style:name="P24" style:family="paragraph">
      <loext:graphic-properties draw:fill="bitmap" draw:fill-image-name="Marble"/>
      <style:paragraph-properties fo:text-align="center"/>
      <style:text-properties fo:color="#009900"/>
    </style:style>
    <style:style style:name="P25" style:family="paragraph">
      <loext:graphic-properties draw:fill="solid" draw:fill-color="#dddddd" draw:gradient-step-count="5"/>
      <style:paragraph-properties fo:text-align="center"/>
      <style:text-properties fo:color="#ff3333" fo:font-size="18pt" fo:font-weight="normal" style:font-size-asian="18pt" style:font-size-complex="18pt"/>
    </style:style>
    <style:style style:name="P26" style:family="paragraph">
      <loext:graphic-properties draw:fill="bitmap" draw:fill-image-name="Wet"/>
      <style:paragraph-properties fo:text-align="center"/>
      <style:text-properties fo:font-size="18pt"/>
    </style:style>
    <style:style style:name="P27" style:family="paragraph">
      <loext:graphic-properties draw:fill="bitmap" draw:fill-image-name="Wet"/>
      <style:paragraph-properties fo:text-align="center"/>
      <style:text-properties fo:color="#0066ff" fo:font-size="18pt"/>
    </style:style>
    <style:style style:name="P28" style:family="paragraph">
      <loext:graphic-properties draw:fill="bitmap" draw:fill-image-name="Wet"/>
      <style:paragraph-properties fo:text-align="center"/>
      <style:text-properties fo:color="#ff0000" fo:font-size="18pt" fo:font-weight="bold" style:font-weight-asian="bold" style:font-weight-complex="bold"/>
    </style:style>
    <style:style style:name="P29" style:family="paragraph">
      <loext:graphic-properties draw:fill="bitmap" draw:fill-image-name="Wet"/>
      <style:paragraph-properties fo:text-align="center"/>
      <style:text-properties fo:color="#0066ff"/>
    </style:style>
    <style:style style:name="P30" style:family="paragraph">
      <loext:graphic-properties draw:fill="gradient" draw:fill-gradient-name="Tango_20_Orange"/>
      <style:paragraph-properties fo:text-align="center"/>
      <style:text-properties fo:color="#ffffff" fo:font-size="18pt" fo:font-weight="bold" style:font-weight-asian="bold" style:font-weight-complex="bold"/>
    </style:style>
    <style:style style:name="P31" style:family="paragraph">
      <style:paragraph-properties fo:text-align="start"/>
    </style:style>
    <style:style style:name="P32" style:family="paragraph">
      <style:paragraph-properties fo:text-align="start"/>
      <style:text-properties fo:font-size="18pt"/>
    </style:style>
    <style:style style:name="P33" style:family="paragraph">
      <style:paragraph-properties fo:text-align="center"/>
      <style:text-properties fo:color="#0066ff"/>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color="#000000" style:text-outline="true" fo:font-size="18pt" fo:font-style="normal" fo:font-weight="bold" style:font-size-asian="18pt" style:font-weight-asian="bold" style:font-size-complex="18pt" style:font-weight-complex="600"/>
    </style:style>
    <style:style style:name="T4" style:family="text">
      <style:text-properties fo:color="#000000" style:text-outline="true" fo:font-style="normal" fo:font-weight="bold" style:font-weight-asian="bold" style:font-weight-complex="bold"/>
    </style:style>
    <style:style style:name="T5" style:family="text">
      <style:text-properties fo:font-size="18pt"/>
    </style:style>
    <style:style style:name="T6" style:family="text">
      <style:text-properties fo:color="#009900" fo:font-size="18pt"/>
    </style:style>
    <style:style style:name="T7" style:family="text">
      <style:text-properties fo:color="#ff3333" style:text-outline="true" fo:font-size="18pt" fo:font-weight="normal" style:font-size-asian="18pt" style:font-size-complex="18pt"/>
    </style:style>
    <style:style style:name="T8" style:family="text">
      <style:text-properties fo:color="#0066ff" fo:font-size="18pt"/>
    </style:style>
    <style:style style:name="T9" style:family="text">
      <style:text-properties fo:color="#0066ff" fo:font-size="18pt" fo:font-style="normal" style:font-size-asian="18pt" style:font-style-asian="normal" style:font-size-complex="18pt" style:font-style-complex="normal"/>
    </style:style>
    <style:style style:name="T10" style:family="text">
      <style:text-properties fo:color="#0066ff" fo:font-size="18pt" style:font-size-asian="18pt" style:font-size-complex="18pt"/>
    </style:style>
    <style:style style:name="T11" style:family="text">
      <style:text-properties fo:color="#0066ff" fo:font-size="18pt" fo:font-style="italic" style:font-size-asian="18pt" style:font-style-asian="italic" style:font-size-complex="18pt" style:font-style-complex="italic"/>
    </style:style>
    <style:style style:name="T12" style:family="text">
      <style:text-properties fo:color="#ff0000" fo:font-size="18pt" fo:font-weight="bold" style:font-weight-asian="bold" style:font-weight-complex="bold"/>
    </style:style>
    <style:style style:name="T13" style:family="text">
      <style:text-properties fo:color="#ffffff" fo:font-size="18pt" fo:font-weight="bold" style:font-weight-asian="bold" style:font-weight-complex="bold"/>
    </style:style>
    <style:style style:name="T14" style:family="text">
      <style:text-properties fo:color="#006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layout" svg:width="7.493cm" svg:height="7.874cm" svg:x="10.593cm" svg:y="20.157cm">
          <text:p text:style-name="P1"><text:span text:style-name="T1">Load</text:span></text:p>
          <text:p text:style-name="P1"><text:span text:style-name="T1">Balancer</text:span></text:p>
          <draw:enhanced-geometry svg:viewBox="0 0 21600 21600" draw:mirror-horizontal="false" draw:mirror-vertical="false" draw:text-areas="5400 5400 16200 16200" draw:type="flowchart-sort" draw:enhanced-path="M 0 10800 L 10800 0 21600 10800 10800 21600 Z N M 0 10800 L 21600 10800 N"/>
        </draw:custom-shape>
        <draw:custom-shape draw:style-name="gr2" draw:text-style-name="P3" draw:layer="layout" svg:width="10.795cm" svg:height="13.081cm" svg:x="2.651cm" svg:y="2.455cm">
          <text:p text:style-name="P1"><text:span text:style-name="T1">Primary Serv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ustom-shape draw:style-name="gr3" draw:text-style-name="P4" xml:id="id1" draw:id="id1" draw:layer="layout" svg:width="4.826cm" svg:height="3.302cm" svg:x="7.985cm" svg:y="6.662cm">
          <text:p text:style-name="P1"><text:span text:style-name="T2">MariaDB SQL</text:span></text:p>
          <text:p text:style-name="P1"><text:span text:style-name="T2">Data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5" xml:id="id12" draw:id="id12" draw:layer="layout" svg:width="6.477cm" svg:height="2.54cm" svg:x="4.683cm" svg:y="3.171cm">
          <text:p text:style-name="P1"><text:span text:style-name="T1">Files and </text:span></text:p>
          <text:p text:style-name="P1"><text:span text:style-name="T1">Database</text:span></text:p>
          <text:p text:style-name="P1"><text:span text:style-name="T1">Backups</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6" xml:id="id3" draw:id="id3" draw:layer="layout" svg:width="4.445cm" svg:height="3.048cm" svg:x="3.159cm" svg:y="6.789cm">
          <text:p text:style-name="P1"><text:span text:style-name="T1">Web Ser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0.795cm" svg:height="13.081cm" svg:x="14.97cm" svg:y="2.455cm">
          <text:p text:style-name="P1"><text:span text:style-name="T1">Secondary Server</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ustom-shape draw:style-name="gr3" draw:text-style-name="P4" xml:id="id2" draw:id="id2" draw:layer="layout" svg:width="4.826cm" svg:height="3.302cm" svg:x="20.304cm" svg:y="6.662cm">
          <text:p text:style-name="P1"><text:span text:style-name="T2">MariaDB SQL</text:span></text:p>
          <text:p text:style-name="P1"><text:span text:style-name="T2">Databas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5" xml:id="id13" draw:id="id13" draw:layer="layout" svg:width="6.477cm" svg:height="2.54cm" svg:x="17.002cm" svg:y="3.171cm">
          <text:p text:style-name="P1"><text:span text:style-name="T1">Files and </text:span></text:p>
          <text:p text:style-name="P1"><text:span text:style-name="T1">Database</text:span></text:p>
          <text:p text:style-name="P1"><text:span text:style-name="T1">Backups</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6" xml:id="id4" draw:id="id4" draw:layer="layout" svg:width="4.445cm" svg:height="3.048cm" svg:x="15.478cm" svg:y="6.789cm">
          <text:p text:style-name="P1"><text:span text:style-name="T1">Web Ser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7" draw:layer="layout" draw:line-skew="1.595cm" svg:x1="10.398cm" svg:y1="9.964cm" svg:x2="22.717cm" svg:y2="9.964cm" draw:start-shape="id1" draw:start-glue-point="7" draw:end-shape="id2" svg:d="M10398 9964v2097h12319v-2097" svg:viewBox="0 0 12320 2098">
          <text:p/>
        </draw:connector>
        <draw:connector draw:style-name="gr7" draw:text-style-name="P8" draw:layer="layout" draw:line-skew="-0.196cm" svg:x1="5.382cm" svg:y1="6.789cm" svg:x2="17.7cm" svg:y2="6.789cm" draw:start-shape="id3" draw:start-glue-point="4" draw:end-shape="id4" svg:d="M5382 6789v-697h12318v697" svg:viewBox="0 0 12319 698">
          <text:p/>
        </draw:connector>
        <draw:connector draw:style-name="gr8" draw:text-style-name="P8" draw:layer="layout" draw:type="curve" svg:x1="14.339cm" svg:y1="20.157cm" svg:x2="5.381cm" svg:y2="14.771cm" draw:start-shape="id5" draw:start-glue-point="0" draw:end-shape="id6" draw:end-glue-point="6" svg:d="M14339 20157c0-4038-8958-1345-8958-5386" svg:viewBox="0 0 8959 5387">
          <text:p/>
        </draw:connector>
        <draw:connector draw:style-name="gr9" draw:text-style-name="P8" draw:layer="layout" draw:type="curve" svg:x1="14.339cm" svg:y1="20.157cm" svg:x2="17.7cm" svg:y2="14.771cm" draw:start-shape="id5" draw:start-glue-point="0" draw:end-shape="id7" draw:end-glue-point="6" svg:d="M14339 20157c0-4038 3361-1345 3361-5386" svg:viewBox="0 0 3362 5387">
          <text:p/>
        </draw:connector>
        <draw:custom-shape draw:style-name="gr10" draw:text-style-name="P9" xml:id="id8" draw:id="id8" draw:layer="layout" svg:width="6.477cm" svg:height="3.207cm" svg:x="11.101cm" svg:y="30.412cm">
          <text:p text:style-name="P1"><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0" xml:id="id6" draw:id="id6" draw:layer="layout" svg:width="3.683cm" svg:height="3.302cm" svg:x="3.54cm" svg:y="11.469cm">
          <text:p text:style-name="P1"><text:span text:style-name="T3">Firewall</text:span></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11" draw:text-style-name="P11" xml:id="id7" draw:id="id7" draw:layer="layout" svg:width="3.683cm" svg:height="3.302cm" svg:x="15.859cm" svg:y="11.469cm">
          <text:p text:style-name="P1"><text:span text:style-name="T4">Firewall</text:span></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12" draw:text-style-name="P8" draw:layer="layout" draw:type="line" svg:x1="17.701cm" svg:y1="9.837cm" svg:x2="17.7cm" svg:y2="11.469cm" draw:start-shape="id4" draw:start-glue-point="6" draw:end-shape="id7" draw:end-glue-point="4" svg:d="M17701 9837l-1 1632" svg:viewBox="0 0 2 1633">
          <text:p/>
        </draw:connector>
        <draw:connector draw:style-name="gr12" draw:text-style-name="P8" draw:layer="layout" draw:type="line" svg:x1="5.382cm" svg:y1="9.837cm" svg:x2="5.381cm" svg:y2="11.469cm" draw:start-shape="id3" draw:start-glue-point="6" draw:end-shape="id6" draw:end-glue-point="4" svg:d="M5382 9837l-1 1632" svg:viewBox="0 0 2 1633">
          <text:p/>
        </draw:connector>
        <draw:connector draw:style-name="gr12" draw:text-style-name="P12" draw:layer="layout" draw:type="line" svg:x1="14.339cm" svg:y1="30.412cm" svg:x2="14.339cm" svg:y2="28.031cm" draw:start-shape="id8" draw:start-glue-point="0" draw:end-shape="id5" draw:end-glue-point="2" svg:d="M14339 30412v-2381" svg:viewBox="0 0 1 2382">
          <text:p/>
        </draw:connector>
        <draw:connector draw:style-name="gr12" draw:text-style-name="P13" draw:layer="layout" draw:type="lines" svg:x1="4.116cm" svg:y1="37.134cm" svg:x2="7.178cm" svg:y2="37.133cm" draw:end-shape="id9" draw:end-glue-point="5" svg:d="M4116 37134l2561-1h501" svg:viewBox="0 0 3063 2">
          <text:p/>
        </draw:connector>
        <draw:custom-shape draw:style-name="gr13" draw:text-style-name="P14" xml:id="id9" draw:id="id9" draw:layer="layout" svg:width="5.842cm" svg:height="2.286cm" svg:x="7.178cm" svg:y="35.99cm">
          <text:p text:style-name="P1">Public Connectio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4" draw:text-style-name="P13" draw:layer="layout" draw:type="lines" svg:x1="4.116cm" svg:y1="39.748cm" svg:x2="7.178cm" svg:y2="39.747cm" draw:end-shape="id10" draw:end-glue-point="5" svg:d="M4116 39748l2561-1h501" svg:viewBox="0 0 3063 2">
          <text:p/>
        </draw:connector>
        <draw:custom-shape draw:style-name="gr13" draw:text-style-name="P14" xml:id="id10" draw:id="id10" draw:layer="layout" svg:width="5.842cm" svg:height="2.286cm" svg:x="7.178cm" svg:y="38.604cm">
          <text:p text:style-name="P1">Backend Sync </text:p>
          <text:p text:style-name="P1">Connectio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5" draw:text-style-name="P13" draw:layer="layout" draw:type="lines" svg:x1="13.87cm" svg:y1="39.758cm" svg:x2="16.856cm" svg:y2="39.754cm" draw:end-shape="id11" draw:end-glue-point="5" svg:d="M13870 39758l2485-4h501" svg:viewBox="0 0 2987 5">
          <text:p/>
        </draw:connector>
        <draw:custom-shape draw:style-name="gr16" draw:text-style-name="P15" xml:id="id11" draw:id="id11" draw:layer="layout" svg:width="5.842cm" svg:height="2.286cm" svg:x="16.856cm" svg:y="38.611cm">
          <text:p text:style-name="P1">Nightly Backups</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7" draw:text-style-name="P13" draw:layer="layout" draw:type="curve" draw:line-skew="0.372cm" svg:x1="3.159cm" svg:y1="8.313cm" svg:x2="4.683cm" svg:y2="4.441cm" draw:start-shape="id3" draw:start-glue-point="5" draw:end-shape="id12" draw:end-glue-point="5" svg:d="M3159 8313c-195 0-957-3872 1524-3872" svg:viewBox="0 0 1788 3873">
          <text:p/>
        </draw:connector>
        <draw:connector draw:style-name="gr18" draw:text-style-name="P13" draw:layer="layout" draw:type="curve" draw:line-skew="-0.276cm" svg:x1="12.811cm" svg:y1="8.313cm" svg:x2="11.16cm" svg:y2="4.441cm" draw:start-shape="id1" draw:start-glue-point="8" draw:end-shape="id12" draw:end-glue-point="8" svg:d="M12811 8313c339 0 1164-3872-1651-3872" svg:viewBox="0 0 2031 3873">
          <text:p/>
        </draw:connector>
        <draw:connector draw:style-name="gr17" draw:text-style-name="P13" draw:layer="layout" draw:type="curve" draw:line-skew="-0.276cm" svg:x1="25.13cm" svg:y1="8.313cm" svg:x2="23.479cm" svg:y2="4.441cm" draw:start-shape="id2" draw:start-glue-point="8" draw:end-shape="id13" draw:end-glue-point="8" svg:d="M25130 8313c339 0 1164-3872-1651-3872" svg:viewBox="0 0 2031 3873">
          <text:p/>
        </draw:connector>
        <draw:connector draw:style-name="gr17" draw:text-style-name="P13" draw:layer="layout" draw:type="curve" draw:line-skew="0.372cm" svg:x1="15.478cm" svg:y1="8.313cm" svg:x2="17.002cm" svg:y2="4.441cm" draw:start-shape="id4" draw:start-glue-point="5" draw:end-shape="id13" draw:end-glue-point="5" svg:d="M15478 8313c-195 0-957-3872 1524-3872" svg:viewBox="0 0 1788 3873">
          <text:p/>
        </draw:connector>
        <draw:connector draw:style-name="gr19" draw:text-style-name="P13" draw:layer="layout" draw:type="lines" svg:x1="13.817cm" svg:y1="37.135cm" svg:x2="16.879cm" svg:y2="37.134cm" draw:end-shape="id14" draw:end-glue-point="5" svg:d="M13817 37135l2561-1h501" svg:viewBox="0 0 3063 2">
          <text:p/>
        </draw:connector>
        <draw:custom-shape draw:style-name="gr16" draw:text-style-name="P15" xml:id="id14" draw:id="id14" draw:layer="layout" svg:width="5.842cm" svg:height="2.286cm" svg:x="16.879cm" svg:y="35.991cm">
          <text:p text:style-name="P1">Failover Connection</text:p>
          <draw:enhanced-geometry svg:viewBox="0 0 21600 21600" draw:mirror-horizontal="false" draw:mirror-vertical="false" draw:glue-points="10800 0 0 10800 10800 21600 21600 10800" draw:type="flowchart-process" draw:enhanced-path="M 0 0 L 21600 0 21600 21600 0 21600 0 0 Z N"/>
        </draw:custom-shape>
      </draw:page>
      <draw:page draw:name="page2" draw:style-name="dp1" draw:master-page-name="Default">
        <draw:custom-shape draw:style-name="gr20" draw:text-style-name="P16" xml:id="id26" draw:id="id26" draw:layer="layout" svg:width="3.429cm" svg:height="1.143cm" svg:x="1cm" svg:y="30.21cm">
          <text:p text:style-name="P1"><text:span text:style-name="T5">/var</text:span></text:p>
          <draw:enhanced-geometry svg:viewBox="0 0 21600 21600" draw:glue-points="10800 0 0 10800 10800 21600 21600 10800" draw:type="flowchart-process" draw:enhanced-path="M 0 0 L 21600 0 21600 21600 0 21600 0 0 Z N"/>
        </draw:custom-shape>
        <draw:custom-shape draw:style-name="gr21" draw:text-style-name="P17" xml:id="id24" draw:id="id24" draw:layer="layout" svg:width="7.366cm" svg:height="3.683cm" svg:x="7.505cm" svg:y="26.718cm">
          <text:p text:style-name="P1"><text:span text:style-name="T6">/ourmedicalcity.com</text:span></text:p>
          <text:p text:style-name="P1"><text:span text:style-name="T6">/med.ucf.edu</text:span></text:p>
          <text:p text:style-name="P1"><text:span text:style-name="T6">/ucfhealth.com</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2" draw:text-style-name="P17" xml:id="id25" draw:id="id25" draw:layer="layout" svg:width="4.318cm" svg:height="2.159cm" svg:x="15.971cm" svg:y="26.813cm">
          <text:p text:style-name="P1"><text:span text:style-name="T6">/dev</text:span></text:p>
          <text:p text:style-name="P1"><text:span text:style-name="T6">/produc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18" xml:id="id27" draw:id="id27" draw:layer="layout" svg:width="3.302cm" svg:height="1.143cm" svg:x="3.187cm" svg:y="32.076cm">
          <text:p text:style-name="P1"><text:span text:style-name="T7">/backup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4" draw:text-style-name="P17" xml:id="id29" draw:id="id29" draw:layer="layout" svg:width="6.118cm" svg:height="3.683cm" svg:x="20.822cm" svg:y="25.765cm">
          <text:p text:style-name="P1"><text:span text:style-name="T6">WordPress Core</text:span></text:p>
          <text:p text:style-name="P1"><text:span text:style-name="T6">Uploaded Files</text:span></text:p>
          <text:p text:style-name="P1"><text:span text:style-name="T6">Themes</text:span></text:p>
          <text:p text:style-name="P1"><text:span text:style-name="T6">Plugin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5" draw:text-style-name="P18" xml:id="id30" draw:id="id30" draw:layer="layout" svg:width="6.35cm" svg:height="2.286cm" svg:x="15.097cm" svg:y="31.506cm">
          <text:p text:style-name="P1"><text:span text:style-name="T7">/dev/$time</text:span></text:p>
          <text:p text:style-name="P1"><text:span text:style-name="T7">/production/$time</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6" draw:text-style-name="P18" xml:id="id31" draw:id="id31" draw:layer="layout" svg:width="2.667cm" svg:height="1.677cm" svg:x="23.733cm" svg:y="31.811cm">
          <text:p text:style-name="P1"><text:span text:style-name="T7">/web</text:span></text:p>
          <text:p text:style-name="P1"><text:span text:style-name="T7">/db</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7" draw:text-style-name="P16" xml:id="id17" draw:id="id17" draw:layer="layout" svg:width="2.54cm" svg:height="0.889cm" svg:x="1.105cm" svg:y="9.771cm">
          <text:p text:style-name="P1"><text:span text:style-name="T5">/etc</text:span></text:p>
          <draw:enhanced-geometry svg:viewBox="0 0 21600 21600" draw:glue-points="10800 0 0 10800 10800 21600 21600 10800" draw:type="flowchart-process" draw:enhanced-path="M 0 0 L 21600 0 21600 21600 0 21600 0 0 Z N"/>
        </draw:custom-shape>
        <draw:custom-shape draw:style-name="gr28" draw:text-style-name="P19" xml:id="id18" draw:id="id18" draw:layer="layout" svg:width="2.921cm" svg:height="1.016cm" svg:x="4.683cm" svg:y="4.883cm">
          <text:p text:style-name="P1"><text:span text:style-name="T8">/nginx</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20" xml:id="id22" draw:id="id22" draw:layer="layout" svg:width="4.572cm" svg:height="0.889cm" svg:x="9.919cm" svg:y="1.835cm">
          <text:p text:style-name="P1"><text:span text:style-name="T9">/sites-enable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 draw:text-style-name="P21" xml:id="id21" draw:id="id21" draw:layer="layout" svg:width="5.207cm" svg:height="1.016cm" svg:x="9.919cm" svg:y="3.021cm">
          <text:p text:style-name="P1"><text:span text:style-name="T10">/sites-available</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1" draw:text-style-name="P22" draw:layer="layout" svg:x1="21.289cm" svg:y1="2.516cm" svg:x2="21.289cm" svg:y2="3.659cm" draw:start-shape="id15" draw:start-glue-point="2" draw:end-shape="id16" draw:end-glue-point="0" svg:d="M21289 2516v1143" svg:viewBox="0 0 1 1144">
          <text:p text:style-name="P1"><text:span text:style-name="T11">Shortcuts <text:s text:c="2"/>(symlinks)</text:span></text:p>
        </draw:connector>
        <draw:custom-shape draw:style-name="gr32" draw:text-style-name="P21" xml:id="id19" draw:id="id19" draw:layer="layout" svg:width="7.366cm" svg:height="3.048cm" svg:x="9.919cm" svg:y="5.899cm">
          <text:p text:style-name="P1"><text:span text:style-name="T10">Nginx base config</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3" draw:text-style-name="P21" xml:id="id20" draw:id="id20" draw:layer="layout" svg:width="4.318cm" svg:height="1.27cm" svg:x="9.919cm" svg:y="4.334cm">
          <text:p text:style-name="P1"><text:span text:style-name="T10">/conf.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4" draw:text-style-name="P21" xml:id="id16" draw:id="id16" draw:layer="layout" svg:width="9.398cm" svg:height="1.778cm" svg:x="16.59cm" svg:y="3.659cm">
          <text:p text:style-name="P1"><text:span text:style-name="T10">Website Configuration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5" draw:text-style-name="P22" xml:id="id15" draw:id="id15" draw:layer="layout" svg:width="11.43cm" svg:height="1.397cm" svg:x="15.574cm" svg:y="1.119cm">
          <text:p text:style-name="P1"><text:span text:style-name="T11">Enabled Website Configuration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6" draw:text-style-name="P13" draw:layer="layout" draw:type="curve" svg:x1="3.645cm" svg:y1="10.215cm" svg:x2="4.683cm" svg:y2="5.391cm" draw:start-shape="id17" draw:start-glue-point="7" draw:end-shape="id18" draw:end-glue-point="5" svg:d="M3645 10215c778 0 260-4824 1038-4824" svg:viewBox="0 0 1039 4825">
          <text:p/>
        </draw:connector>
        <draw:connector draw:style-name="gr37" draw:text-style-name="P23" draw:layer="layout" draw:type="curve" svg:x1="7.604cm" svg:y1="5.391cm" svg:x2="9.919cm" svg:y2="7.423cm" draw:start-shape="id18" draw:start-glue-point="7" draw:end-shape="id19" draw:end-glue-point="3" svg:d="M7604 5391c1737 0 580 2032 2315 2032" svg:viewBox="0 0 2316 2033">
          <text:p/>
        </draw:connector>
        <draw:connector draw:style-name="gr37" draw:text-style-name="P23" draw:layer="layout" draw:type="curve" svg:x1="9.919cm" svg:y1="4.969cm" svg:x2="7.604cm" svg:y2="5.391cm" draw:start-shape="id20" draw:start-glue-point="5" draw:end-shape="id18" draw:end-glue-point="7" svg:d="M9919 4969c-1735 0-578 422-2315 422" svg:viewBox="0 0 2316 423">
          <text:p/>
        </draw:connector>
        <draw:connector draw:style-name="gr37" draw:text-style-name="P23" draw:layer="layout" draw:type="curve" svg:x1="9.919cm" svg:y1="3.529cm" svg:x2="7.604cm" svg:y2="5.391cm" draw:start-shape="id21" draw:start-glue-point="5" draw:end-shape="id18" draw:end-glue-point="7" svg:d="M9919 3529c-1737 0-580 1862-2315 1862" svg:viewBox="0 0 2316 1863">
          <text:p/>
        </draw:connector>
        <draw:connector draw:style-name="gr37" draw:text-style-name="P23" draw:layer="layout" draw:type="curve" svg:x1="9.919cm" svg:y1="2.279cm" svg:x2="7.604cm" svg:y2="5.391cm" draw:start-shape="id22" draw:start-glue-point="5" draw:end-shape="id18" draw:end-glue-point="7" svg:d="M9919 2279c-1735 0-578 3112-2315 3112" svg:viewBox="0 0 2316 3113">
          <text:p/>
        </draw:connector>
        <draw:connector draw:style-name="gr37" draw:text-style-name="P21" draw:layer="layout" draw:type="curve" svg:x1="14.491cm" svg:y1="2.279cm" svg:x2="15.574cm" svg:y2="1.817cm" draw:start-shape="id22" draw:start-glue-point="7" draw:end-shape="id15" draw:end-glue-point="3" svg:d="M14491 2279c813 0 272-462 1083-462" svg:viewBox="0 0 1084 463">
          <text:p/>
        </draw:connector>
        <draw:connector draw:style-name="gr37" draw:text-style-name="P21" draw:layer="layout" draw:type="curve" svg:x1="15.126cm" svg:y1="3.529cm" svg:x2="16.59cm" svg:y2="4.548cm" draw:start-shape="id21" draw:start-glue-point="7" draw:end-shape="id16" draw:end-glue-point="3" svg:d="M15126 3529c1098 0 366 1019 1464 1019" svg:viewBox="0 0 1465 1020">
          <text:p/>
        </draw:connector>
        <draw:connector draw:style-name="gr37" draw:text-style-name="P24" draw:layer="layout" draw:type="curve" svg:x1="6.616cm" svg:y1="28.713cm" svg:x2="7.505cm" svg:y2="28.559cm" draw:start-shape="id23" draw:start-glue-point="1" draw:end-shape="id24" draw:end-glue-point="5" svg:d="M6616 28713c666 0 222-154 889-154" svg:viewBox="0 0 890 155">
          <text:p/>
        </draw:connector>
        <draw:connector draw:style-name="gr37" draw:text-style-name="P24" draw:layer="layout" draw:type="curve" svg:x1="14.871cm" svg:y1="28.559cm" svg:x2="15.971cm" svg:y2="27.893cm" draw:start-shape="id24" draw:start-glue-point="7" draw:end-shape="id25" draw:end-glue-point="5" svg:d="M14871 28559c826 0 277-666 1100-666" svg:viewBox="0 0 1101 667">
          <text:p/>
        </draw:connector>
        <draw:connector draw:style-name="gr38" draw:text-style-name="P25" draw:layer="layout" draw:type="curve" svg:x1="2.715cm" svg:y1="31.353cm" svg:x2="3.187cm" svg:y2="32.648cm" draw:start-shape="id26" draw:start-glue-point="6" draw:end-shape="id27" draw:end-glue-point="5" svg:d="M2715 31353c0 864 157 1295 472 1295" svg:viewBox="0 0 473 1296">
          <text:p/>
        </draw:connector>
        <draw:connector draw:style-name="gr39" draw:text-style-name="P18" draw:layer="layout" draw:type="curve" svg:x1="6.489cm" svg:y1="32.648cm" svg:x2="7.505cm" svg:y2="32.649cm" draw:start-shape="id27" draw:start-glue-point="7" draw:end-shape="id28" draw:end-glue-point="5" svg:d="M6489 32648c762 0 254 1 1016 1" svg:viewBox="0 0 1017 2">
          <text:p/>
        </draw:connector>
        <draw:connector draw:style-name="gr37" draw:text-style-name="P24" draw:layer="layout" draw:type="curve" svg:x1="20.289cm" svg:y1="27.893cm" svg:x2="20.822cm" svg:y2="27.606cm" draw:start-shape="id25" draw:start-glue-point="7" draw:end-shape="id29" draw:end-glue-point="3" svg:d="M20289 27893c400 0 134-287 533-287" svg:viewBox="0 0 534 288">
          <text:p/>
        </draw:connector>
        <draw:connector draw:style-name="gr39" draw:text-style-name="P18" draw:layer="layout" draw:type="curve" svg:x1="21.447cm" svg:y1="32.649cm" svg:x2="23.733cm" svg:y2="32.649cm" draw:start-shape="id30" draw:start-glue-point="7" draw:end-shape="id31" svg:d="M21447 32649h2286" svg:viewBox="0 0 2287 1">
          <text:p/>
        </draw:connector>
        <draw:custom-shape draw:style-name="gr40" draw:text-style-name="P26" xml:id="id32" draw:id="id32" draw:layer="layout" svg:width="3.048cm" svg:height="1.397cm" svg:x="4.683cm" svg:y="8.074cm">
          <text:p text:style-name="P1"><text:span text:style-name="T5">/mysql</text:span></text:p>
          <draw:enhanced-geometry svg:viewBox="0 0 21600 21600" draw:mirror-horizontal="false" draw:mirror-vertical="false" draw:type="rectangle" draw:enhanced-path="M 0 0 L 21600 0 21600 21600 0 21600 0 0 Z N"/>
        </draw:custom-shape>
        <draw:custom-shape draw:style-name="gr41" draw:text-style-name="P27" xml:id="id34" draw:id="id34" draw:layer="layout" svg:width="8.382cm" svg:height="1.27cm" svg:x="9.919cm" svg:y="10.979cm">
          <text:p text:style-name="P1"><text:span text:style-name="T8">Mysql (mariadb) config</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42" draw:text-style-name="P26" xml:id="id33" draw:id="id33" draw:layer="layout" svg:width="2.794cm" svg:height="1.016cm" svg:x="9.919cm" svg:y="9.455cm">
          <text:p text:style-name="P1"><text:span text:style-name="T5">/conf.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3" draw:text-style-name="P28" xml:id="id35" draw:id="id35" draw:layer="layout" svg:width="4.064cm" svg:height="1.27cm" svg:x="14.491cm" svg:y="9.328cm">
          <text:p text:style-name="P1"><text:span text:style-name="T12">galera.cnf</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6" draw:text-style-name="P13" draw:layer="layout" draw:type="curve" svg:x1="3.645cm" svg:y1="10.215cm" svg:x2="4.683cm" svg:y2="8.772cm" draw:start-shape="id17" draw:start-glue-point="7" draw:end-shape="id32" draw:end-glue-point="3" svg:d="M3645 10215c780 0 261-1443 1038-1443" svg:viewBox="0 0 1039 1444">
          <text:p/>
        </draw:connector>
        <draw:connector draw:style-name="gr36" draw:text-style-name="P13" draw:layer="layout" draw:type="curve" svg:x1="7.731cm" svg:y1="8.772cm" svg:x2="9.919cm" svg:y2="9.963cm" draw:start-shape="id32" draw:start-glue-point="1" draw:end-shape="id33" draw:end-glue-point="5" svg:d="M7731 8772c1641 0 547 1191 2188 1191" svg:viewBox="0 0 2189 1192">
          <text:p/>
        </draw:connector>
        <draw:connector draw:style-name="gr36" draw:text-style-name="P13" draw:layer="layout" draw:type="curve" svg:x1="9.919cm" svg:y1="11.614cm" svg:x2="7.731cm" svg:y2="8.772cm" draw:start-shape="id34" draw:start-glue-point="3" draw:end-shape="id32" draw:end-glue-point="1" svg:d="M9919 11614c-1641 0-547-2842-2188-2842" svg:viewBox="0 0 2189 2843">
          <text:p/>
        </draw:connector>
        <draw:connector draw:style-name="gr44" draw:text-style-name="P29" draw:layer="layout" draw:type="curve" svg:x1="12.713cm" svg:y1="9.963cm" svg:x2="14.491cm" svg:y2="9.963cm" draw:start-shape="id33" draw:start-glue-point="7" draw:end-shape="id35" svg:d="M12713 9963h1778" svg:viewBox="0 0 1779 1">
          <text:p/>
        </draw:connector>
        <draw:custom-shape draw:style-name="gr45" draw:text-style-name="P17" xml:id="id23" draw:id="id23" draw:layer="layout" svg:width="3.429cm" svg:height="1.651cm" svg:x="3.187cm" svg:y="27.888cm">
          <text:p text:style-name="P1"><text:span text:style-name="T6">/www</text:span></text:p>
          <draw:enhanced-geometry svg:viewBox="0 0 21600 21600" draw:mirror-horizontal="false" draw:mirror-vertical="false" draw:type="rectangle" draw:enhanced-path="M 0 0 L 21600 0 21600 21600 0 21600 0 0 Z N"/>
        </draw:custom-shape>
        <draw:connector draw:style-name="gr37" draw:text-style-name="P23" draw:layer="layout" draw:type="curve" svg:x1="2.715cm" svg:y1="30.21cm" svg:x2="3.187cm" svg:y2="28.713cm" draw:start-shape="id26" draw:start-glue-point="4" draw:end-shape="id23" draw:end-glue-point="3" svg:d="M2715 30210c0-998 157-1497 472-1497" svg:viewBox="0 0 473 1498">
          <text:p/>
        </draw:connector>
        <draw:custom-shape draw:style-name="gr46" draw:text-style-name="P18" xml:id="id28" draw:id="id28" draw:layer="layout" svg:width="6.703cm" svg:height="3.683cm" svg:x="7.505cm" svg:y="30.808cm">
          <text:p text:style-name="P1"><text:span text:style-name="T7">/ourmedicalcity.com</text:span></text:p>
          <text:p text:style-name="P1"><text:span text:style-name="T7">/med.ucf.edu</text:span></text:p>
          <text:p text:style-name="P1"><text:span text:style-name="T7">/ucfhealth.com</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7" draw:text-style-name="P16" xml:id="id36" draw:id="id36" draw:layer="layout" svg:width="3.302cm" svg:height="7.493cm" svg:x="4.683cm" svg:y="10.906cm">
          <text:p text:style-name="P1"><text:span text:style-name="T5">/cron</text:span></text:p>
          <text:p text:style-name="P1"><text:span text:style-name="T5">/hhvm</text:span></text:p>
          <text:p text:style-name="P1"><text:span text:style-name="T5">/iptables</text:span></text:p>
          <text:p text:style-name="P1"><text:span text:style-name="T5">/logwatch</text:span></text:p>
          <text:p text:style-name="P1"><text:span text:style-name="T5">/php5</text:span></text:p>
          <text:p text:style-name="P1"><text:span text:style-name="T5">/proftp</text:span></text:p>
          <text:p text:style-name="P1"><text:span text:style-name="T5">/ssh</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8" draw:text-style-name="P30" xml:id="id37" draw:id="id37" draw:layer="layout" svg:width="5.08cm" svg:height="1.143cm" svg:x="9.919cm" svg:y="13.9cm">
          <text:p text:style-name="P1"><text:span text:style-name="T13">Various configs</text:span></text:p>
          <draw:enhanced-geometry svg:viewBox="0 0 21600 21600" draw:glue-points="10800 0 0 10800 10800 21600 21600 10800" draw:type="flowchart-process" draw:enhanced-path="M 0 0 L 21600 0 21600 21600 0 21600 0 0 Z N"/>
        </draw:custom-shape>
        <draw:connector draw:style-name="gr36" draw:text-style-name="P13" draw:layer="layout" draw:type="curve" svg:x1="3.645cm" svg:y1="10.215cm" svg:x2="4.683cm" svg:y2="14.653cm" draw:start-shape="id17" draw:start-glue-point="7" draw:end-shape="id36" draw:end-glue-point="5" svg:d="M3645 10215c780 0 261 4438 1038 4438" svg:viewBox="0 0 1039 4439">
          <text:p/>
        </draw:connector>
        <draw:connector draw:style-name="gr36" draw:text-style-name="P13" draw:layer="layout" draw:type="curve" svg:x1="7.985cm" svg:y1="14.653cm" svg:x2="9.919cm" svg:y2="14.472cm" draw:start-shape="id36" draw:start-glue-point="7" draw:end-shape="id37" draw:end-glue-point="5" svg:d="M7985 14653c1452 0 485-181 1934-181" svg:viewBox="0 0 1935 182">
          <text:p/>
        </draw:connector>
        <draw:custom-shape draw:style-name="gr49" draw:text-style-name="P32" draw:layer="layout" svg:width="13.335cm" svg:height="2.413cm" svg:x="1cm" svg:y="36.052cm">
          <text:p text:style-name="P31"><text:span text:style-name="T12">Red: </text:span><text:span text:style-name="T12"><text:tab/></text:span><text:span text:style-name="T12">Do not sync</text:span></text:p>
          <text:p text:style-name="P31"><text:span text:style-name="T6">Green: </text:span><text:span text:style-name="T6"><text:tab/></text:span><text:span text:style-name="T6">Automatic Sync</text:span></text:p>
          <text:p text:style-name="P31"><text:span text:style-name="T8">Blue: </text:span><text:span text:style-name="T8"><text:tab/></text:span><text:span text:style-name="T8">Manually sync or copy when changed</text:span></text:p>
          <draw:enhanced-geometry svg:viewBox="0 0 21600 21600" draw:glue-points="10800 0 0 10800 10800 21600 21600 10800" draw:type="flowchart-process" draw:enhanced-path="M 0 0 L 21600 0 21600 21600 0 21600 0 0 Z N"/>
        </draw:custom-shape>
        <draw:custom-shape draw:style-name="gr50" draw:text-style-name="P16" xml:id="id38" draw:id="id38" draw:layer="layout" svg:width="4.572cm" svg:height="3.429cm" svg:x="9.255cm" svg:y="38.692cm">
          <text:p text:style-name="P1"><text:span text:style-name="T5">Replicated </text:span></text:p>
          <text:p text:style-name="P1"><text:span text:style-name="T5">subfolder </text:span></text:p>
          <text:p text:style-name="P1"><text:span text:style-name="T5">structur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1" draw:text-style-name="P16" xml:id="id40" draw:id="id40" draw:layer="layout" svg:width="2.286cm" svg:height="2.54cm" svg:x="1cm" svg:y="39.073cm">
          <text:p text:style-name="P1"><text:span text:style-name="T5">Folder</text:span></text:p>
          <draw:enhanced-geometry svg:viewBox="0 0 21600 21600" draw:glue-points="10800 0 0 10800 10800 21600 21600 10800" draw:type="flowchart-process" draw:enhanced-path="M 0 0 L 21600 0 21600 21600 0 21600 0 0 Z N"/>
        </draw:custom-shape>
        <draw:custom-shape draw:style-name="gr52" draw:text-style-name="P16" xml:id="id48" draw:id="id48" draw:layer="layout" svg:width="6.604cm" svg:height="1.651cm" svg:x="19.923cm" svg:y="39.581cm">
          <text:p text:style-name="P1"><text:span text:style-name="T5">List of files/folders</text:span></text:p>
          <draw:enhanced-geometry svg:viewBox="0 0 21600 21600" draw:text-areas="4230 4230 21600 21600" draw:type="flowchart-internal-storage" draw:enhanced-path="M 0 0 L 21600 0 21600 21600 0 21600 Z N M 4230 0 L 4230 21600 N M 0 4230 L 21600 4230 N"/>
        </draw:custom-shape>
        <draw:connector draw:style-name="gr36" draw:text-style-name="P13" draw:layer="layout" draw:type="curve" svg:x1="13.827cm" svg:y1="40.407cm" svg:x2="15.078cm" svg:y2="40.406cm" draw:start-shape="id38" draw:start-glue-point="7" draw:end-shape="id39" draw:end-glue-point="5" svg:d="M13827 40407c939 0 314-1 1251-1" svg:viewBox="0 0 1252 2">
          <text:p/>
        </draw:connector>
        <draw:connector draw:style-name="gr53" draw:text-style-name="P13" draw:layer="layout" draw:type="curve" svg:x1="3.286cm" svg:y1="40.343cm" svg:x2="9.255cm" svg:y2="40.407cm" draw:start-shape="id40" draw:start-glue-point="7" draw:end-shape="id38" draw:end-glue-point="5" svg:d="M3286 40343c4477 0 1493 64 5969 64" svg:viewBox="0 0 5970 65">
          <text:p text:style-name="P1">Parent → Child</text:p>
          <text:p text:style-name="P1">Folder</text:p>
        </draw:connector>
        <draw:custom-shape draw:style-name="gr54" draw:text-style-name="P19" xml:id="id41" draw:id="id41" draw:layer="layout" svg:width="3.175cm" svg:height="1.397cm" svg:x="4.683cm" svg:y="19.288cm">
          <text:p text:style-name="P1"><text:span text:style-name="T8">/ssl</text:span></text:p>
          <draw:enhanced-geometry svg:viewBox="0 0 21600 21600" draw:mirror-horizontal="false" draw:mirror-vertical="false" draw:type="rectangle" draw:enhanced-path="M 0 0 L 21600 0 21600 21600 0 21600 0 0 Z N"/>
        </draw:custom-shape>
        <draw:custom-shape draw:style-name="gr55" draw:text-style-name="P19" xml:id="id42" draw:id="id42" draw:layer="layout" svg:width="1.886cm" svg:height="1.651cm" svg:x="9.798cm" svg:y="17.137cm">
          <text:p text:style-name="P1"><text:span text:style-name="T8">/cs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6" draw:text-style-name="P19" xml:id="id43" draw:id="id43" draw:layer="layout" svg:width="2.413cm" svg:height="1.651cm" svg:x="9.798cm" svg:y="19.804cm">
          <text:p text:style-name="P1"><text:span text:style-name="T8">/cert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7" draw:text-style-name="P19" xml:id="id44" draw:id="id44" draw:layer="layout" svg:width="2.882cm" svg:height="1.905cm" svg:x="9.798cm" svg:y="22.725cm">
          <text:p text:style-name="P1"><text:span text:style-name="T8">/priva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8" draw:text-style-name="P19" xml:id="id45" draw:id="id45" draw:layer="layout" svg:width="4.445cm" svg:height="2.413cm" svg:x="13.735cm" svg:y="15.613cm">
          <text:p text:style-name="P1"><text:span text:style-name="T8">Certificate</text:span></text:p>
          <text:p text:style-name="P1"><text:span text:style-name="T8">Request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59" draw:text-style-name="P19" xml:id="id46" draw:id="id46" draw:layer="layout" svg:width="9.398cm" svg:height="3.81cm" svg:x="13.735cm" svg:y="18.661cm">
          <text:p text:style-name="P1"><text:span text:style-name="T8">Public Web Certificates</text:span></text:p>
          <text:p text:style-name="P1"><text:span text:style-name="T8">Root Trusted Certificate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60" draw:text-style-name="P19" xml:id="id47" draw:id="id47" draw:layer="layout" svg:width="6.477cm" svg:height="2.032cm" svg:x="13.735cm" svg:y="22.979cm">
          <text:p text:style-name="P1"><text:span text:style-name="T8">Private Web Key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6" draw:text-style-name="P13" draw:layer="layout" draw:type="curve" svg:x1="3.645cm" svg:y1="10.215cm" svg:x2="4.683cm" svg:y2="19.986cm" draw:start-shape="id17" draw:start-glue-point="7" draw:end-shape="id41" draw:end-glue-point="3" svg:d="M3645 10215c778 0 260 9771 1038 9771" svg:viewBox="0 0 1039 9772">
          <text:p/>
        </draw:connector>
        <draw:connector draw:style-name="gr37" draw:text-style-name="P23" draw:layer="layout" draw:type="curve" svg:x1="7.858cm" svg:y1="19.986cm" svg:x2="9.798cm" svg:y2="17.963cm" draw:start-shape="id41" draw:start-glue-point="1" draw:end-shape="id42" draw:end-glue-point="5" svg:d="M7858 19986c1455 0 485-2023 1940-2023" svg:viewBox="0 0 1941 2024">
          <text:p/>
        </draw:connector>
        <draw:connector draw:style-name="gr37" draw:text-style-name="P23" draw:layer="layout" draw:type="curve" svg:x1="9.798cm" svg:y1="20.63cm" svg:x2="7.858cm" svg:y2="19.986cm" draw:start-shape="id43" draw:start-glue-point="5" draw:end-shape="id41" draw:end-glue-point="1" svg:d="M9798 20630c-1456 0-487-644-1940-644" svg:viewBox="0 0 1941 645">
          <text:p/>
        </draw:connector>
        <draw:connector draw:style-name="gr37" draw:text-style-name="P23" draw:layer="layout" draw:type="curve" svg:x1="9.798cm" svg:y1="23.678cm" svg:x2="7.858cm" svg:y2="19.986cm" draw:start-shape="id44" draw:start-glue-point="5" draw:end-shape="id41" draw:end-glue-point="1" svg:d="M9798 23678c-1455 0-485-3692-1940-3692" svg:viewBox="0 0 1941 3693">
          <text:p/>
        </draw:connector>
        <draw:connector draw:style-name="gr37" draw:text-style-name="P23" draw:layer="layout" draw:type="curve" svg:x1="13.735cm" svg:y1="16.819cm" svg:x2="11.684cm" svg:y2="17.962cm" draw:start-shape="id45" draw:start-glue-point="3" draw:end-shape="id42" svg:d="M13735 16819c-1537 0-512 1143-2051 1143" svg:viewBox="0 0 2052 1144">
          <text:p/>
        </draw:connector>
        <draw:connector draw:style-name="gr37" draw:text-style-name="P23" draw:layer="layout" draw:type="curve" svg:x1="13.735cm" svg:y1="20.566cm" svg:x2="12.211cm" svg:y2="20.63cm" draw:start-shape="id46" draw:start-glue-point="3" draw:end-shape="id43" draw:end-glue-point="7" svg:d="M13735 20566c-1143 0-381 64-1524 64" svg:viewBox="0 0 1525 65">
          <text:p/>
        </draw:connector>
        <draw:connector draw:style-name="gr37" draw:text-style-name="P23" draw:layer="layout" draw:type="curve" svg:x1="13.735cm" svg:y1="23.995cm" svg:x2="12.68cm" svg:y2="23.677cm" draw:start-shape="id47" draw:start-glue-point="3" draw:end-shape="id44" svg:d="M13735 23995c-790 0-263-318-1055-318" svg:viewBox="0 0 1056 319">
          <text:p/>
        </draw:connector>
        <draw:custom-shape draw:style-name="gr61" draw:text-style-name="P16" xml:id="id39" draw:id="id39" draw:layer="layout" svg:width="3.556cm" svg:height="1.778cm" svg:x="15.078cm" svg:y="39.517cm">
          <text:p text:style-name="P1"><text:span text:style-name="T5">Folder</text:span></text:p>
          <draw:enhanced-geometry svg:viewBox="0 0 21600 21600" draw:glue-points="10800 0 0 10800 10800 21600 21600 10800" draw:type="flowchart-process" draw:enhanced-path="M 0 0 L 21600 0 21600 21600 0 21600 0 0 Z N"/>
        </draw:custom-shape>
        <draw:connector draw:style-name="gr36" draw:text-style-name="P13" draw:layer="layout" draw:type="curve" svg:x1="18.634cm" svg:y1="40.406cm" svg:x2="19.923cm" svg:y2="40.406cm" draw:start-shape="id39" draw:start-glue-point="7" draw:end-shape="id48" draw:end-glue-point="3" svg:d="M18634 40406h1289" svg:viewBox="0 0 1290 1">
          <text:p/>
        </draw:connector>
        <draw:connector draw:style-name="gr36" draw:text-style-name="P13" draw:layer="layout" draw:type="curve" svg:x1="14.208cm" svg:y1="32.649cm" svg:x2="15.097cm" svg:y2="32.649cm" draw:start-shape="id28" draw:start-glue-point="7" draw:end-shape="id30" draw:end-glue-point="5" svg:d="M14208 32649h889" svg:viewBox="0 0 890 1">
          <text:p/>
        </draw:connector>
        <draw:custom-shape draw:style-name="gr62" draw:text-style-name="P33" xml:id="id49" draw:id="id49" draw:layer="layout" svg:width="5.08cm" svg:height="1.143cm" svg:x="9.921cm" svg:y="12.558cm">
          <text:p text:style-name="P33"><text:span text:style-name="T14">ps-watcher.conf</text:span></text:p>
          <draw:enhanced-geometry svg:viewBox="0 0 21600 21600" draw:glue-points="10800 0 0 10800 10800 21600 21600 10800" draw:type="flowchart-process" draw:enhanced-path="M 0 0 L 21600 0 21600 21600 0 21600 0 0 Z N"/>
        </draw:custom-shape>
        <draw:connector draw:style-name="gr36" draw:text-style-name="P13" draw:layer="layout" draw:type="curve" draw:line-skew="2.09cm" svg:x1="3.645cm" svg:y1="10.215cm" svg:x2="9.921cm" svg:y2="13.13cm" draw:start-shape="id17" draw:start-glue-point="7" draw:end-shape="id49" draw:end-glue-point="5" svg:d="M3645 10215c7843 0 4706 2915 6276 2915" svg:viewBox="0 0 6277 291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Orange" draw:display-name="Tango Orange" draw:style="linear" draw:start-color="#fcaf3e" draw:end-color="#ce5c00" draw:start-intensity="100%" draw:end-intensity="100%" draw:angle="300" draw:border="0%"/>
    <draw:fill-image draw:name="Marble" xlink:href="Pictures/100000000000005E0000005E60E90F8C.png" xlink:type="simple" xlink:show="embed" xlink:actuate="onLoad"/>
    <draw:fill-image draw:name="Red_20_Wall" draw:display-name="Red Wall" xlink:href="Pictures/100000000000005E0000005E1885C8B6.png" xlink:type="simple" xlink:show="embed" xlink:actuate="onLoad"/>
    <draw:fill-image draw:name="Sky" xlink:href="Pictures/100000000000005E0000005E47394922.png" xlink:type="simple" xlink:show="embed" xlink:actuate="onLoad"/>
    <draw:fill-image draw:name="Space" xlink:href="Pictures/100000000000005E0000005E1CC1C341.png" xlink:type="simple" xlink:show="embed" xlink:actuate="onLoad"/>
    <draw:fill-image draw:name="Wet" xlink:href="Pictures/100000000000005E0000005E4FF81E94.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phen Schrauger</meta:initial-creator>
    <meta:creation-date>2015-06-11T15:13:48.231702555</meta:creation-date>
    <dc:date>2015-09-25T16:16:17.561410766</dc:date>
    <dc:creator>Stephen Schrauger</dc:creator>
    <meta:editing-duration>P7DT14H24S</meta:editing-duration>
    <meta:editing-cycles>33</meta:editing-cycles>
    <meta:generator>LibreOffice/4.4.2.2$Linux_X86_64 LibreOffice_project/40m0$Build-2</meta:generator>
    <meta:document-statistic meta:object-count="100"/>
  </office:meta>
</office:document-meta>
</file>